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6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6pt" style:language-asian="ja" style:country-asian="JP" style:font-style-asian="normal" style:font-weight-asian="normal" style:font-name-complex="メイリオ" style:font-size-complex="26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76182432905027318" text:style-name="L1">
        <text:list-item>
          <text:list>
            <text:list-header>
              <text:p text:style-name="P42"><text:span text:style-name="T18">@@@</text:span>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8795563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77</dc:date><text:p text:style-name="P46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17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6</dc:date><text:p text:style-name="P46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7695551590694484429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6</dc:date><text:p><text:span text:style-name="T19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4012756271985994136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28777129" text:continue-list="list28795563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9001347861135988695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51</dc:date><text:p text:style-name="P46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1635721989231827117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7315678340184415956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804208" text:continue-list="list28777129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804840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2790123556537974928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62</dc:date><text:p text:style-name="P46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778850" text:continue-list="list28804840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5888013252556035471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3665868633967544035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8805332" text:continue-list="list28778850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776606" text:continue-list="list5888013252556035471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1403890372727876396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68</dc:date><text:p text:style-name="P46"><text:span text:style-name="T19">files in “images” dir</text:span></text:p><text:p text:style-name="P46"><text:span text:style-name="T19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401848835603534063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8776152" text:continue-list="list1403890372727876396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8791721" text:continue-list="list28805332" text:style-name="L1">
        <text:list-item>
          <text:list>
            <text:list-item>
              <text:p text:style-name="P32">gen-ed text file</text:p>
              <text:list>
                <text:list-item>
                  <text:p text:style-name="P32"><text:soft-page-break/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800571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71</dc:date><text:p text:style-name="P46"><text:span text:style-name="T19">after : “gen csv” → done</text:span></text:p></office:annotation>close<office:annotation-end office:name="__Annotation__478_470973970"/></text:p>
            <text:list xml:id="list4309488368356009099" text:style-name="L12">
              <text:list-item>
                <text:p text:style-name="P27"><text:soft-page-break/>folders <text:span text:style-name="T14">######</text:span> 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788012" text:continue-list="list28800571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71</dc:date><text:p text:style-name="P46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<text:soft-page-break/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4124503664764644262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82444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85353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806380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846339199949373479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803718" text:continue-list="list28788012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85</dc:date><text:p text:style-name="P46"><text:span text:style-name="T19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787632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85</dc:date><text:p text:style-name="P46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8780702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775953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87</dc:date><text:p text:style-name="P46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8801204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774604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1077579389201933087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09T08:57:38.28</dc:date>
    <dc:creator>iwabuchi ken</dc:creator>
    <meta:editing-duration>P9DT5H10M21S</meta:editing-duration>
    <meta:editing-cycles>303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3" meta:character-count="8671"/>
  </office:meta>
</office:document-meta>
</file>